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cm" svg:height="12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0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2:41:46.944832136</meta:creation-date>
    <dc:date>2019-04-09T13:27:59.796341168</dc:date>
    <meta:editing-duration>PT46M13S</meta:editing-duration>
    <meta:editing-cycles>2</meta:editing-cycles>
    <meta:generator>LibreOffice/6.1.4.2$Linux_X86_64 LibreOffice_project/1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3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35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001cm" svg:height="12.001cm" xlink:href="." xlink:type="simple" chart:class="chart:scatter" chart:style-name="ch1">
        <chart:title svg:x="8.118cm" svg:y="0.376cm" chart:style-name="ch2">
          <text:p>Recall (K-fold CV)</text:p>
        </chart:title>
        <chart:legend chart:legend-position="end" svg:x="16.673cm" svg:y="4.207cm" style:legend-expansion="high" chart:style-name="ch3"/>
        <chart:plot-area chart:style-name="ch4" chart:data-source-has-labels="both" svg:x="1.411cm" svg:y="1.395cm" svg:width="14.862cm" svg:height="9.385cm">
          <chartooo:coordinate-region svg:x="2.032cm" svg:y="1.594cm" svg:width="13.869cm" svg:height="8.539cm"/>
          <chart:axis chart:dimension="x" chart:name="primary-x" chart:style-name="ch5" chartooo:axis-type="auto">
            <chart:title svg:x="8.679cm" svg:y="11.02cm" chart:style-name="ch6">
              <text:p>K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541cm" chart:style-name="ch8">
              <text:p>recall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series chart:style-name="ch12" chart:values-cell-range-address="local-table.$E$2:.$E$6" chart:label-cell-address="local-table.$E$1" chart:class="chart:scatter">
            <chart:data-point chart:repeated="5"/>
          </chart:series>
          <chart:series chart:style-name="ch13" chart:values-cell-range-address="local-table.$F$2:.$F$6" chart:label-cell-address="local-table.$F$1" chart:class="chart:scatter">
            <chart:data-point chart:repeated="5"/>
          </chart:series>
          <chart:series chart:style-name="ch14" chart:values-cell-range-address="local-table.$G$2:.$G$6" chart:label-cell-address="local-table.$G$1" chart:class="chart:scatter">
            <chart:data-point chart:repeated="5"/>
          </chart:series>
          <chart:series chart:style-name="ch15" chart:values-cell-range-address="local-table.$H$2:.$H$6" chart:label-cell-address="local-table.$H$1" chart:class="chart:scatter">
            <chart:data-point chart:repeated="5"/>
          </chart:series>
          <chart:series chart:style-name="ch16" chart:values-cell-range-address="local-table.$I$2:.$I$6" chart:label-cell-address="local-table.$I$1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nstant_1</text:p>
              </table:table-cell>
              <table:table-cell office:value-type="string">
                <text:p>uniform_rand</text:p>
              </table:table-cell>
              <table:table-cell office:value-type="string">
                <text:p>sv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rfc</text:p>
              </table:table-cell>
              <table:table-cell office:value-type="string">
                <text:p>mlp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7.511">
                <text:p>47.511</text:p>
              </table:table-cell>
              <table:table-cell office:value-type="float" office:value="93.691">
                <text:p>93.691</text:p>
              </table:table-cell>
              <table:table-cell office:value-type="float" office:value="92.997">
                <text:p>92.997</text:p>
              </table:table-cell>
              <table:table-cell office:value-type="float" office:value="84.746">
                <text:p>84.746</text:p>
              </table:table-cell>
              <table:table-cell office:value-type="float" office:value="93.484">
                <text:p>93.484</text:p>
              </table:table-cell>
              <table:table-cell office:value-type="float" office:value="92.741">
                <text:p>92.7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8.208">
                <text:p>48.208</text:p>
              </table:table-cell>
              <table:table-cell office:value-type="float" office:value="95.104">
                <text:p>95.104</text:p>
              </table:table-cell>
              <table:table-cell office:value-type="float" office:value="92.826">
                <text:p>92.826</text:p>
              </table:table-cell>
              <table:table-cell office:value-type="float" office:value="89.578">
                <text:p>89.578</text:p>
              </table:table-cell>
              <table:table-cell office:value-type="float" office:value="91.772">
                <text:p>91.772</text:p>
              </table:table-cell>
              <table:table-cell office:value-type="float" office:value="93.685">
                <text:p>93.6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2.406">
                <text:p>42.406</text:p>
              </table:table-cell>
              <table:table-cell office:value-type="float" office:value="95.198">
                <text:p>95.198</text:p>
              </table:table-cell>
              <table:table-cell office:value-type="float" office:value="92.333">
                <text:p>92.333</text:p>
              </table:table-cell>
              <table:table-cell office:value-type="float" office:value="90.416">
                <text:p>90.416</text:p>
              </table:table-cell>
              <table:table-cell office:value-type="float" office:value="93.617">
                <text:p>93.617</text:p>
              </table:table-cell>
              <table:table-cell office:value-type="float" office:value="93.557">
                <text:p>93.5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8.045">
                <text:p>38.045</text:p>
              </table:table-cell>
              <table:table-cell office:value-type="float" office:value="95.871">
                <text:p>95.871</text:p>
              </table:table-cell>
              <table:table-cell office:value-type="float" office:value="92.808">
                <text:p>92.808</text:p>
              </table:table-cell>
              <table:table-cell office:value-type="float" office:value="90.306">
                <text:p>90.306</text:p>
              </table:table-cell>
              <table:table-cell office:value-type="float" office:value="93.319">
                <text:p>93.319</text:p>
              </table:table-cell>
              <table:table-cell office:value-type="float" office:value="94.047">
                <text:p>94.0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35.148">
                <text:p>35.148</text:p>
              </table:table-cell>
              <table:table-cell office:value-type="float" office:value="96.024">
                <text:p>96.024</text:p>
              </table:table-cell>
              <table:table-cell office:value-type="float" office:value="93.284">
                <text:p>93.284</text:p>
              </table:table-cell>
              <table:table-cell office:value-type="float" office:value="89.949">
                <text:p>89.949</text:p>
              </table:table-cell>
              <table:table-cell office:value-type="float" office:value="93.931">
                <text:p>93.931</text:p>
              </table:table-cell>
              <table:table-cell office:value-type="float" office:value="94.437">
                <text:p>94.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